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style:font-name="Cantarell" fo:font-size="11pt" style:font-size-asian="11pt" style:font-size-complex="11pt"/>
    </style:style>
    <style:style style:name="P2" style:family="paragraph" style:parent-style-name="Title">
      <style:text-properties style:text-underline-style="none" officeooo:rsid="0012d9a2" officeooo:paragraph-rsid="0012d9a2"/>
    </style:style>
    <style:style style:name="T1" style:family="text">
      <style:text-properties fo:font-variant="normal" fo:text-transform="none" fo:color="#b6aea1" loext:opacity="100%" fo:letter-spacing="normal" fo:font-style="normal" fo:font-weight="bold" style:font-weight-asian="bold" style:font-weight-complex="bold" loext:padding="0in" loext:border="none"/>
    </style:style>
    <style:style style:name="T2" style:family="text">
      <style:text-properties fo:font-variant="normal" fo:text-transform="none" fo:color="#b6aea1" loext:opacity="100%" fo:letter-spacing="normal" fo:font-style="normal" fo:font-weight="normal" loext:padding="0in" loext:border="none"/>
    </style:style>
    <style:style style:name="T3" style:family="text">
      <style:text-properties fo:font-variant="normal" fo:text-transform="none" fo:color="#b6aea1" loext:opacity="100%" fo:font-size="13.5pt" fo:letter-spacing="normal" fo:font-style="normal" fo:font-weight="normal"/>
    </style:style>
    <style:style style:name="T4" style:family="text">
      <style:text-properties fo:font-variant="normal" fo:text-transform="none" fo:color="#b6aea1" loext:opacity="100%" fo:font-size="13.5pt" fo:letter-spacing="normal" fo:font-style="normal" fo:font-weight="normal" loext:padding="0in" loext:border="none"/>
    </style:style>
    <style:style style:name="T5" style:family="text">
      <style:text-properties fo:font-variant="normal" fo:text-transform="none" fo:color="#b6aea1" loext:opacity="100%" fo:font-size="13.5pt" fo:letter-spacing="normal" fo:font-style="normal" fo:font-weight="bold" style:font-weight-asian="bold" style:font-weight-complex="bold" loext:padding="0in" loext:border="none"/>
    </style:style>
    <style:style style:name="T6" style:family="text">
      <style:text-properties fo:font-variant="normal" fo:text-transform="none" fo:color="#000000" loext:opacity="100%" fo:font-size="13.5pt" fo:letter-spacing="normal" fo:font-style="normal" fo:font-weight="bold" style:font-weight-asian="bold" style:font-weight-complex="bold" loext:padding="0in" loext:border="none"/>
    </style:style>
    <style:style style:name="T7" style:family="text">
      <style:text-properties fo:font-variant="normal" fo:text-transform="none" fo:color="#000000" loext:opacity="100%" fo:font-size="13.5pt" fo:letter-spacing="normal" fo:font-style="normal" fo:font-weight="bold" fo:background-color="transparent" loext:char-shading-value="0" style:font-weight-asian="bold" style:font-weight-complex="bold" loext:padding="0in" loext:border="none"/>
    </style:style>
    <style:style style:name="T8" style:family="text">
      <style:text-properties fo:font-variant="normal" fo:text-transform="none" fo:color="#000000" loext:opacity="100%" fo:font-size="13.5pt" fo:letter-spacing="normal" fo:font-style="normal" fo:font-weight="normal" loext:padding="0in" loext:border="none"/>
    </style:style>
    <style:style style:name="T9" style:family="text">
      <style:text-properties fo:font-variant="normal" fo:text-transform="none" fo:color="#000000" loext:opacity="100%" fo:font-size="13.5pt" fo:letter-spacing="normal" fo:font-style="normal" fo:font-weight="normal" fo:background-color="#ffff00" loext:char-shading-value="0" loext:padding="0in" loext:border="none"/>
    </style:style>
    <style:style style:name="T10" style:family="text">
      <style:text-properties fo:font-variant="normal" fo:text-transform="none" fo:color="#000000" loext:opacity="100%" fo:font-size="13.5pt" fo:letter-spacing="normal" fo:font-style="normal" fo:font-weight="normal" fo:background-color="#ffff00" loext:char-shading-value="0" loext:padding="0in" loext:border="none"/>
    </style:style>
    <style:style style:name="T11" style:family="text">
      <style:text-properties fo:font-variant="normal" fo:text-transform="none" fo:color="#000000" loext:opacity="100%" fo:font-size="13.5pt" fo:letter-spacing="normal" fo:font-style="normal" fo:font-weight="normal" fo:background-color="transparent" loext:char-shading-value="0" loext:padding="0in" loext:border="none"/>
    </style:style>
    <style:style style:name="T12" style:family="text">
      <style:text-properties fo:font-variant="normal" fo:text-transform="none" fo:color="#000000" loext:opacity="100%" fo:letter-spacing="normal" fo:font-style="normal" fo:font-weight="bold" style:font-weight-asian="bold" style:font-weight-complex="bold" loext:padding="0in" loext:border="none"/>
    </style:style>
    <style:style style:name="T13"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in" loext:border="none"/>
    </style:style>
    <style:style style:name="T14" style:family="text">
      <style:text-properties fo:font-variant="normal" fo:text-transform="none" fo:color="#000000" loext:opacity="100%" fo:letter-spacing="normal" fo:font-style="normal" fo:font-weight="normal" loext:padding="0in" loext:border="none"/>
    </style:style>
    <style:style style:name="T15" style:family="text">
      <style:text-properties fo:font-variant="normal" fo:text-transform="none" fo:color="#3465a4" loext:opacity="100%" fo:font-size="13.5pt" fo:letter-spacing="normal" fo:font-style="normal" fo:font-weight="normal"/>
    </style:style>
    <style:style style:name="T16" style:family="text">
      <style:text-properties fo:font-variant="normal" fo:text-transform="none" fo:color="#3465a4" loext:opacity="100%" fo:font-size="13.5pt" fo:letter-spacing="normal" fo:font-style="normal" fo:font-weight="normal" officeooo:rsid="000fdcea"/>
    </style:style>
    <style:style style:name="T17" style:family="text">
      <style:text-properties fo:font-variant="normal" fo:text-transform="none" fo:color="#3465a4" loext:opacity="100%" fo:font-size="13.5pt" fo:letter-spacing="normal" fo:font-style="normal" fo:font-weight="normal" officeooo:rsid="0010ec96"/>
    </style:style>
    <style:style style:name="T18" style:family="text">
      <style:text-properties fo:font-variant="normal" fo:text-transform="none" fo:color="#3465a4" loext:opacity="100%" fo:font-size="13.5pt" fo:letter-spacing="normal" fo:font-style="normal" fo:font-weight="normal" officeooo:rsid="00119c69"/>
    </style:style>
    <style:style style:name="T19" style:family="text">
      <style:text-properties fo:font-variant="normal" fo:text-transform="none" fo:color="#3465a4" loext:opacity="100%" fo:font-size="13.5pt" fo:letter-spacing="normal" fo:font-style="normal" fo:font-weight="bold" style:font-weight-asian="bold" style:font-weight-complex="bold" loext:padding="0in" loext:border="none"/>
    </style:style>
    <style:style style:name="T20" style:family="text">
      <style:text-properties fo:font-variant="normal" fo:text-transform="none" fo:color="#3465a4" loext:opacity="100%" fo:letter-spacing="normal" fo:font-style="normal" fo:font-weight="normal"/>
    </style:style>
    <style:style style:name="T21" style:family="text">
      <style:text-properties fo:font-variant="normal" fo:text-transform="none" fo:color="#3465a4" loext:opacity="100%" fo:letter-spacing="normal" fo:font-style="normal" fo:font-weight="normal" officeooo:rsid="0010ec96"/>
    </style:style>
    <style:style style:name="T22" style:family="text">
      <style:text-properties fo:font-variant="normal" fo:text-transform="none" fo:color="#3465a4" loext:opacity="100%" fo:letter-spacing="normal" fo:font-style="normal" fo:font-weight="bold" style:font-weight-asian="bold" style:font-weight-complex="bold" loext:padding="0in" loext:border="none"/>
    </style:style>
    <style:style style:name="T23" style:family="text">
      <style:text-properties fo:font-variant="normal" fo:text-transform="none" fo:color="#468a1a" loext:opacity="100%" style:text-position="super 58%" fo:font-size="13.5pt" fo:letter-spacing="normal" fo:font-style="normal" fo:font-weight="normal" officeooo:rsid="000fdcea"/>
    </style:style>
    <style:style style:name="T24" style:family="text">
      <style:text-properties fo:font-variant="normal" fo:text-transform="none" fo:color="#468a1a" loext:opacity="100%" style:text-position="super 58%" fo:font-size="13.5pt" fo:letter-spacing="normal" fo:font-style="normal" fo:font-weight="normal" officeooo:rsid="000fdcea" loext:padding="0in" loext:border="none"/>
    </style:style>
    <style:style style:name="T25" style:family="text">
      <style:text-properties fo:font-variant="normal" fo:text-transform="none" fo:color="#468a1a" loext:opacity="100%" style:text-position="super 58%" fo:font-size="13.5pt" fo:letter-spacing="normal" fo:font-style="normal" fo:font-weight="normal" officeooo:rsid="00119c69"/>
    </style:style>
    <style:style style:name="T26" style:family="text">
      <style:text-properties fo:font-variant="normal" fo:text-transform="none" fo:color="#468a1a" loext:opacity="100%" style:text-position="super 58%" fo:letter-spacing="normal" fo:font-style="normal" fo:font-weight="normal" officeooo:rsid="000fdcea"/>
    </style:style>
    <style:style style:name="T27" style:family="text">
      <style:text-properties fo:font-variant="normal" fo:text-transform="none" fo:color="#468a1a" loext:opacity="100%" style:text-position="super 58%" fo:letter-spacing="normal" fo:font-style="normal" fo:font-weight="normal" officeooo:rsid="000fdcea" loext:padding="0in" loext:border="none"/>
    </style:style>
    <style:style style:name="T28" style:family="text">
      <style:text-properties fo:font-variant="normal" fo:text-transform="none" fo:color="#468a1a" loext:opacity="100%" style:text-position="super 58%" fo:letter-spacing="normal" fo:font-style="normal" fo:font-weight="normal" officeooo:rsid="00119c69"/>
    </style:style>
    <style:style style:name="T29" style:family="text">
      <style:text-properties fo:font-variant="normal" fo:text-transform="none" fo:color="#468a1a" loext:opacity="100%" fo:font-size="13.5pt" fo:letter-spacing="normal" fo:font-style="normal" fo:font-weight="normal" officeooo:rsid="00119c69"/>
    </style:style>
    <style:style style:name="T3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4 <text:span text:style-name="T30">(Mr.Chips)</text:span></text:p>
      <text:p text:style-name="P1"><text:span text:style-name="T12">Q.1. What thing did stir Mr. Chips' memories?</text:span><text:line-break/><text:span text:style-name="T12">Ans:</text:span><text:span text:style-name="T1"> </text:span><text:span text:style-name="T20">The warmth of the fire and the gentle aroma of tea stirred</text:span><text:span text:style-name="T26">(excited)</text:span><text:span text:style-name="T20"> his memories.</text:span><text:line-break/><text:line-break/><text:span text:style-name="T12">Q.2. When was Chips appointed housemaster</text:span><text:span text:style-name="T27">(hostle incharge)</text:span><text:span text:style-name="T12">?</text:span><text:line-break/><text:span text:style-name="T14">Ans:</text:span><text:span text:style-name="T2"> </text:span><text:span text:style-name="T20">Chips was appointed housemaster in 1896 at the ripe age of forty-eight.</text:span><text:line-break/><text:line-break/><text:span text:style-name="T12">Q.3. Who went with Mr. Chips to the Lake District?</text:span><text:line-break/><text:span text:style-name="T12">Ans:</text:span><text:span text:style-name="T1"> </text:span><text:span text:style-name="T20">He with his colleague Rowden went up to the Lake District to spend his summer holidays.</text:span><text:line-break/><text:line-break/><text:span text:style-name="T12">Q.4. How much time did Mr. Chips and Rowden spend together in the Lake District?</text:span><text:line-break/><text:span text:style-name="T12">Ans: </text:span><text:span text:style-name="T20">They spent a week together in walking and climbing.</text:span><text:line-break/><text:line-break/><text:span text:style-name="T12">Q.5. Where did Mr. Chips stay in the Lake District?</text:span><text:line-break/><text:span text:style-name="T12">Ans: </text:span><text:span text:style-name="T20">He stayed alone in a small farmhouse at Wasdale Head.</text:span><text:line-break/><text:line-break/><text:span text:style-name="T12">Q.6. How did Mr. chips meet Katherine for the first time? OR Describe the 1st meeting of Mr. Chips and Katherine.</text:span><text:line-break/><text:span text:style-name="T12">Ans: </text:span><text:span text:style-name="T20">One day, climbing on Great Gable, he saw a girl waving excitedly from a dangerous looking ledge. He hastened to her because he thought that she was in trouble and needed masculine help. But he slipped and wrenched his ankle. The woman was Katherine Bridges. It came out that she was not in danger. She was signaling to her friend.</text:span><text:line-break/><text:line-break/><text:span text:style-name="T12">Q.7. How did Chips feel in the company of women?</text:span><text:line-break/><text:span text:style-name="T12">Ans: </text:span><text:span text:style-name="T20">Chips did not care for women. He never felt at ease with them. He considered the new women of the nineties monstrous creatures, which filled him with horror.</text:span><text:line-break/><text:line-break/><text:span text:style-name="T12">Q.8. Why did Chips not like Bernard Shaw and Ibsen and bicycling? OR What were Chips' views about modern women?</text:span><text:line-break/><text:span text:style-name="T12">Ans:</text:span><text:span text:style-name="T2"> </text:span><text:span text:style-name="T20">Mr. Chips didn't like modern women of the nineties. He was shocked by the women riding a bicycle and reading Bernard Shaw or Ibsen. He disliked Shaw and Ibsen for their reprehensible views.</text:span><text:line-break/><text:line-break/><text:span text:style-name="T12">Q.9. What notion did Chips have about women? OR What were the views of chips about women?</text:span><text:line-break/><text:span text:style-name="T12">Ans:</text:span><text:span text:style-name="T1"> </text:span><text:span text:style-name="T20">Mr. Chips believed that nice women were weak, timid and delicate, and those nice men treated them with a polit</text:span><text:span text:style-name="T21">e</text:span><text:span text:style-name="T20"> but rather distant</text:span><text:span text:style-name="T28">(remote)</text:span><text:span text:style-name="T20"> chivalry</text:span><text:span text:style-name="T28">(courtliness)</text:span><text:span text:style-name="T20">.</text:span><text:line-break/><text:line-break/><text:span text:style-name="T12">Q.10. Give a physical description of Katherine Bridges. How did Katherine look? OR Write a note on Katherine bridges.</text:span><text:line-break/><text:span text:style-name="T12">Ans: </text:span><text:span text:style-name="T20">Katherine was a young girl of 25. She had blue flashing eyes, freckled cheeks, and smooth straw-coloured hair. She was a governess out of job. Furthermore, she married Chips in 1896. She died during child-birth on April 1, 1898.</text:span><text:line-break/><text:line-break/><text:span text:style-name="T12">Q.11. Why did Katherine visit Chips on her bicycle?</text:span><text:line-break/><text:span text:style-name="T12">Ans: </text:span><text:span text:style-name="T20">Katherine visited him daily on her bicycle because she thought herself responsible for the accident.</text:span><text:line-break/><text:line-break/><text:span text:style-name="T12">Q.12. What did Chips think when Katherine visited him alone?</text:span><text:line-break/><text:span text:style-name="T12">Ans:</text:span><text:span text:style-name="T2"> </text:span><text:span text:style-name="T20">When Chips saw a young girl like Katherine visiting a man alone in a farmhouse, he began to wonder what the world was coming to.</text:span><text:line-break/><text:line-break/><text:soft-page-break/><text:span text:style-name="T12">Q.13. What was the profession of Katherine?</text:span><text:line-break/><text:span text:style-name="T12">Ans:</text:span><text:span text:style-name="T2"> </text:span><text:span text:style-name="T20">She was a governess out of job. She had already saved a little money.</text:span><text:line-break/><text:line-break/><text:span text:style-name="T13">Q.14. Why did Chips not contradict Katherine's political views when she expressed them to him?</text:span><text:line-break/><text:span text:style-name="T12">Ans:</text:span><text:span text:style-name="T2"> </text:span><text:span text:style-name="T20">Mr. Chips did not think it's necessary to contradict Katherine's political views. He was inarticulate.</text:span><text:line-break/><text:line-break/><text:span text:style-name="T12">Q.15. How did Katherine begin to like Chips?</text:span><text:line-break/><text:span text:style-name="T12">Ans:</text:span><text:span text:style-name="T2"> </text:span><text:span text:style-name="T20">She began to like him because he had gentle and quiet manners because his views and thoughts were out-dated, but honest and also because his eyes were brown and looked charming when he smiled.</text:span><text:line-break/><text:line-break/><text:span text:style-name="T12">Q.16. What were the political views of Mr. Chips?</text:span><text:line-break/><text:span text:style-name="T12">Ans:</text:span><text:span text:style-name="T22"> </text:span><text:span text:style-name="T20">Mr. Chips was conservative in politics. He disapproved of modernity. He disliked Bernard Shaw, Ibsen and William Morris for their reprehensible views.</text:span><text:line-break/><text:line-break/><text:span text:style-name="T12">Q.17. What was the most interesting event in the Novel?</text:span><text:line-break/><text:span text:style-name="T12">Ans: </text:span><text:span text:style-name="T20">The most interesting event was when one day standing at the base of Great Gable, Mr. Chips saw a girl waving excitedly from a dangerous looking ledge. He rushed to help her but wrenched his ankle in doing so. The girl helped him to reach his lodgings. She was Katherine Bridges.</text:span><text:line-break/><text:line-break/><text:span text:style-name="T12">Q.18. What were Katherine's views about middle-aged men before meeting Chips?</text:span><text:line-break/><text:span text:style-name="T12">Ans: </text:span><text:span text:style-name="T20">Katherine had always thought that middle-aged men who read 'The Times' and disapproved modernity were bores. She thought that they couldn't win her affection. But Mr. Chips was an exception.</text:span><text:line-break/><text:line-break/><text:span text:style-name="T12">Q.19. What kind of political views did Katherine have?</text:span><text:line-break/><text:span text:style-name="T14">Ans: </text:span><text:span text:style-name="T20">In politics, Katherine Bridges was a radical with leanings towards the views of Bernard Shah and William Morris. She believed that women ought to be admitted to universities. She also thought they ought to have a vote.</text:span><text:line-break/><text:line-break/><text:span text:style-name="T12">Q.20. Why was the spring of 1896 important / special for Chips? OR Why did Mr. Chips remember Spring 1896?</text:span><text:line-break/><text:span text:style-name="T12">Ans: </text:span><text:span text:style-name="T20">In the spring of 1896 Chips went to the Lake District where he had a chance meeting with Katherine Bridges, his future wife. That’s why it was a special time for him, and he could not forget 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3T20:10:46.649169781</meta:creation-date>
    <dc:date>2021-03-03T20:34:25.614513687</dc:date>
    <meta:editing-duration>PT12M17S</meta:editing-duration>
    <meta:editing-cycles>4</meta:editing-cycles>
    <meta:generator>LibreOffice/7.1.0.3$Linux_X86_64 LibreOffice_project/10$Build-3</meta:generator>
    <meta:print-date>2021-03-03T20:38:00.711732380</meta:print-date>
    <meta:document-statistic meta:table-count="0" meta:image-count="0" meta:object-count="0" meta:page-count="2" meta:paragraph-count="2" meta:word-count="794" meta:character-count="4603" meta:non-whitespace-character-count="3792"/>
  </office:meta>
</office:document-meta>
</file>